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7000001B8C4D53B7CA017450C.png" manifest:media-type="image/png"/>
  <manifest:file-entry manifest:full-path="Pictures/10000001000002E70000008D4CB9CC2F83F2D363.png" manifest:media-type="image/png"/>
  <manifest:file-entry manifest:full-path="Pictures/10000001000001AB000000C6D12E8FF61D41910D.png" manifest:media-type="image/png"/>
  <manifest:file-entry manifest:full-path="Pictures/1000000100000255000000926547BF38079F922C.png" manifest:media-type="image/png"/>
  <manifest:file-entry manifest:full-path="Pictures/10000001000000F0000000F30BD8AD6CEF330CDD.png" manifest:media-type="image/png"/>
  <manifest:file-entry manifest:full-path="Pictures/10000001000002F2000000D74EFB32758AF405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2.323cm" fo:min-width="21.59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9.148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449cm" fo:min-width="19.56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1.688cm" fo:min-width="16.13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12.573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949cm" svg:height="5.688cm" svg:x="4.181cm" svg:y="2.794cm">
          <draw:image xlink:href="Pictures/10000001000002F2000000D74EFB32758AF40570.png" xlink:type="simple" xlink:show="embed" xlink:actuate="onLoad" draw:mime-type="image/png">
            <text:p/>
          </draw:image>
        </draw:frame>
        <draw:frame draw:style-name="gr2" draw:text-style-name="P2" draw:layer="layout" svg:width="6.349cm" svg:height="6.428cm" svg:x="11.43cm" svg:y="8.128cm">
          <draw:image xlink:href="Pictures/10000001000000F0000000F30BD8AD6CEF330CD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3" draw:text-style-name="P1" draw:layer="layout" svg:width="16.637cm" svg:height="9.398cm" svg:x="11.17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795cm" svg:height="3.862cm" svg:x="11.938cm" svg:y="1.472cm">
          <draw:image xlink:href="Pictures/1000000100000255000000926547BF38079F922C.png" xlink:type="simple" xlink:show="embed" xlink:actuate="onLoad" draw:mime-type="image/png">
            <text:p/>
          </draw:image>
        </draw:frame>
        <draw:frame draw:style-name="gr2" draw:text-style-name="P2" draw:layer="layout" svg:width="9.271cm" svg:height="4.299cm" svg:x="14.986cm" svg:y="5.461cm">
          <draw:image xlink:href="Pictures/10000001000001AB000000C6D12E8FF61D41910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1" draw:layer="layout" svg:width="20.066cm" svg:height="4.699cm" svg:x="3.81cm" svg:y="2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658cm" svg:height="3.73cm" svg:x="3.937cm" svg:y="2.667cm">
          <draw:image xlink:href="Pictures/10000001000002E70000008D4CB9CC2F83F2D36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5" draw:text-style-name="P1" draw:layer="layout" svg:width="16.637cm" svg:height="11.938cm" svg:x="4.064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271cm" svg:height="11.641cm" svg:x="4.303cm" svg:y="3.175cm">
          <draw:image xlink:href="Pictures/1000000100000267000001B8C4D53B7CA01745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8:00:54.249762953</meta:creation-date>
    <dc:date>2024-07-23T08:09:18.206309360</dc:date>
    <meta:editing-duration>PT8M24S</meta:editing-duration>
    <meta:editing-cycles>2</meta:editing-cycles>
    <meta:generator>LibreOffice/7.3.7.2$Linux_X86_64 LibreOffice_project/30$Build-2</meta:generator>
    <meta:document-statistic meta:object-count="10"/>
  </office:meta>
</office:document-meta>
</file>